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9c32e" officeooo:paragraph-rsid="0019c32e"/>
    </style:style>
    <style:style style:name="P2" style:family="paragraph" style:parent-style-name="Text_20_body">
      <style:text-properties officeooo:rsid="002ab4d0" officeooo:paragraph-rsid="002ab4d0"/>
    </style:style>
    <style:style style:name="P3" style:family="paragraph" style:parent-style-name="Text_20_body">
      <style:text-properties style:use-window-font-color="true" loext:opacity="0%" officeooo:rsid="00365362" officeooo:paragraph-rsid="00365362"/>
    </style:style>
    <style:style style:name="P4" style:family="paragraph" style:parent-style-name="Heading_20_3">
      <style:text-properties officeooo:rsid="0019c32e"/>
    </style:style>
    <style:style style:name="P5" style:family="paragraph" style:parent-style-name="Heading_20_3">
      <style:text-properties officeooo:rsid="0019c32e" officeooo:paragraph-rsid="0019c32e"/>
    </style:style>
    <style:style style:name="P6" style:family="paragraph" style:parent-style-name="Heading_20_3">
      <style:paragraph-properties fo:break-before="page"/>
      <style:text-properties officeooo:rsid="0019c32e" officeooo:paragraph-rsid="0037353e"/>
    </style:style>
    <style:style style:name="P7" style:family="paragraph" style:parent-style-name="Heading_20_3">
      <style:text-properties officeooo:rsid="002775a7" officeooo:paragraph-rsid="00279897"/>
    </style:style>
    <style:style style:name="P8" style:family="paragraph" style:parent-style-name="Heading_20_3">
      <style:text-properties style:use-window-font-color="true" loext:opacity="0%" style:font-name="Liberation Sans" fo:font-size="14.1000003814697pt" fo:font-weight="bold" officeooo:rsid="0037b4f2" officeooo:paragraph-rsid="0037b4f2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9" style:family="paragraph" style:parent-style-name="Text_20_body" style:list-style-name="L1">
      <style:text-properties officeooo:rsid="0019c32e" officeooo:paragraph-rsid="0019c32e"/>
    </style:style>
    <style:style style:name="P10" style:family="paragraph" style:parent-style-name="Text_20_body" style:list-style-name="L1">
      <style:text-properties officeooo:rsid="0019c32e" officeooo:paragraph-rsid="001b8533"/>
    </style:style>
    <style:style style:name="P11" style:family="paragraph" style:parent-style-name="Text_20_body" style:list-style-name="L1">
      <style:text-properties officeooo:rsid="001b8533" officeooo:paragraph-rsid="001b8533"/>
    </style:style>
    <style:style style:name="P12" style:family="paragraph" style:parent-style-name="Text_20_body" style:list-style-name="L1">
      <style:text-properties officeooo:rsid="001d2b6b" officeooo:paragraph-rsid="001d2b6b"/>
    </style:style>
    <style:style style:name="P13" style:family="paragraph" style:parent-style-name="Text_20_body" style:list-style-name="L1">
      <style:text-properties officeooo:rsid="002102c5" officeooo:paragraph-rsid="002102c5"/>
    </style:style>
    <style:style style:name="P14" style:family="paragraph" style:parent-style-name="Text_20_body" style:list-style-name="L2">
      <style:text-properties officeooo:rsid="00243174" officeooo:paragraph-rsid="00243174"/>
    </style:style>
    <style:style style:name="P15" style:family="paragraph" style:parent-style-name="Text_20_body" style:list-style-name="L3">
      <style:text-properties officeooo:rsid="00279897" officeooo:paragraph-rsid="00279897"/>
    </style:style>
    <style:style style:name="P16" style:family="paragraph" style:parent-style-name="Text_20_body" style:list-style-name="L3">
      <style:text-properties officeooo:rsid="0030b3c5" officeooo:paragraph-rsid="0030b3c5"/>
    </style:style>
    <style:style style:name="P17" style:family="paragraph" style:parent-style-name="Text_20_body" style:list-style-name="L3">
      <style:text-properties officeooo:rsid="0035dd9d" officeooo:paragraph-rsid="0035dd9d"/>
    </style:style>
    <style:style style:name="P18" style:family="paragraph" style:parent-style-name="Text_20_body" style:list-style-name="L3">
      <style:text-properties officeooo:rsid="0028f858" officeooo:paragraph-rsid="0028f858"/>
    </style:style>
    <style:style style:name="P19" style:family="paragraph" style:parent-style-name="Text_20_body" style:list-style-name="L3">
      <style:text-properties style:use-window-font-color="true" loext:opacity="0%" officeooo:rsid="00347aa1" officeooo:paragraph-rsid="00347aa1"/>
    </style:style>
    <style:style style:name="P20" style:family="paragraph" style:parent-style-name="Text_20_body" style:list-style-name="L3">
      <style:text-properties style:use-window-font-color="true" loext:opacity="0%" officeooo:rsid="00365362" officeooo:paragraph-rsid="00365362"/>
    </style:style>
    <style:style style:name="P21" style:family="paragraph" style:parent-style-name="Text_20_body">
      <style:text-properties style:use-window-font-color="true" loext:opacity="0%" officeooo:rsid="0037b4f2" officeooo:paragraph-rsid="0037b4f2"/>
    </style:style>
    <style:style style:name="P22" style:family="paragraph" style:parent-style-name="Text_20_body">
      <style:text-properties officeooo:paragraph-rsid="0037353e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officeooo:rsid="0020ee52"/>
    </style:style>
    <style:style style:name="T3" style:family="text">
      <style:text-properties style:use-window-font-color="true" loext:opacity="0%" officeooo:rsid="002102c5"/>
    </style:style>
    <style:style style:name="T4" style:family="text">
      <style:text-properties style:use-window-font-color="true" loext:opacity="0%" officeooo:rsid="0021cfcf"/>
    </style:style>
    <style:style style:name="T5" style:family="text">
      <style:text-properties style:use-window-font-color="true" loext:opacity="0%" style:font-name="Liberation Sans" fo:font-size="14.1000003814697pt" fo:font-weight="bold" officeooo:rsid="00243174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6" style:family="text">
      <style:text-properties style:use-window-font-color="true" loext:opacity="0%" style:font-name="Liberation Sans" fo:font-size="14.1000003814697pt" fo:font-weight="bold" officeooo:rsid="00279897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7" style:family="text">
      <style:text-properties style:use-window-font-color="true" loext:opacity="0%" style:font-name="Liberation Sans" fo:font-size="14.1000003814697pt" fo:font-weight="bold" officeooo:rsid="002ab4d0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8" style:family="text">
      <style:text-properties style:use-window-font-color="true" loext:opacity="0%" officeooo:rsid="002612b1"/>
    </style:style>
    <style:style style:name="T9" style:family="text">
      <style:text-properties style:use-window-font-color="true" loext:opacity="0%" officeooo:rsid="0028f858"/>
    </style:style>
    <style:style style:name="T10" style:family="text">
      <style:text-properties style:use-window-font-color="true" loext:opacity="0%" officeooo:rsid="002c9496"/>
    </style:style>
    <style:style style:name="T11" style:family="text">
      <style:text-properties style:use-window-font-color="true" loext:opacity="0%" officeooo:rsid="002cb6ea"/>
    </style:style>
    <style:style style:name="T12" style:family="text">
      <style:text-properties style:use-window-font-color="true" loext:opacity="0%" officeooo:rsid="0030012f"/>
    </style:style>
    <style:style style:name="T13" style:family="text">
      <style:text-properties style:use-window-font-color="true" loext:opacity="0%" officeooo:rsid="003237e3"/>
    </style:style>
    <style:style style:name="T14" style:family="text">
      <style:text-properties style:use-window-font-color="true" loext:opacity="0%" officeooo:rsid="00347aa1"/>
    </style:style>
    <style:style style:name="T15" style:family="text">
      <style:text-properties officeooo:rsid="001b8533"/>
    </style:style>
    <style:style style:name="T16" style:family="text">
      <style:text-properties officeooo:rsid="001dd4ce"/>
    </style:style>
    <style:style style:name="T17" style:family="text">
      <style:text-properties officeooo:rsid="001f7442"/>
    </style:style>
    <style:style style:name="T18" style:family="text">
      <style:text-properties officeooo:rsid="00239bd7"/>
    </style:style>
    <style:style style:name="T19" style:family="text">
      <style:text-properties officeooo:rsid="0025e70a"/>
    </style:style>
    <style:style style:name="T20" style:family="text">
      <style:text-properties officeooo:rsid="0019c32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Verb the Thing to stop Big Bad Bob</text:h>
      <text:p text:style-name="Text_20_body">Big Bad Bob wants to kill everyone ever and he needs the three pillars of creation to do it. Destroy the pillars, save the world.</text:p>
      <text:p text:style-name="Horizontal_20_Line"/>
      <text:h text:style-name="P5" text:outline-level="3">Summon Goxomoc to stop Akulakhan the World <text:span text:style-name="T5">Engine</text:span></text:h>
      <text:p text:style-name="P1">Akulakhan approaches the shore! The ritual <text:span text:style-name="T17">to summon the Protector of Ix </text:span>is prepared, but demons flood from the Abyss to prevent its completion!</text:p>
      <text:list xml:id="list340801404" text:style-name="L1">
        <text:list-item>
          <text:p text:style-name="P9">1 Victory Point for completing <text:span text:style-name="T1">the ritual </text:span><text:span text:style-name="T2">before the start of the </text:span><text:span text:style-name="T3">5</text:span><text:span text:style-name="T2">th round </text:span><text:span text:style-name="T4">of combat</text:span><text:span text:style-name="T1">:</text:span></text:p>
          <text:list>
            <text:list-item>
              <text:p text:style-name="P10"><text:span text:style-name="T1">all</text:span> <text:span text:style-name="T18">(# of party)</text:span> sigils are<text:span text:style-name="T15"> </text:span>attuned <text:span text:style-name="T19">simultaneously</text:span>, or <text:span text:style-name="T1">while</text:span> the priestess lives (civilian, 10 stamina) at least <text:span text:style-name="T18">(# of party / 2 + 1)</text:span> sigils are attuned <text:span text:style-name="T1">simultaneously.</text:span></text:p>
            </text:list-item>
            <text:list-item>
              <text:p text:style-name="P11">A sigil is attuned while a hero is within 2 squares there are no enemies within 5 squares of the sigil.</text:p>
            </text:list-item>
          </text:list>
        </text:list-item>
        <text:list-item>
          <text:p text:style-name="P12">1 Victory Point for defeating the Chorogaunt <text:span text:style-name="T16">(in the center of all the sigils).</text:span></text:p>
        </text:list-item>
        <text:list-item>
          <text:p text:style-name="P13">Akulakhan’s approach affects the battlefield at the end of each round:</text:p>
        </text:list-item>
      </text:list>
      <text:list xml:id="list2882552773" text:style-name="L2">
        <text:list-item>
          <text:list>
            <text:list-item>
              <text:p text:style-name="P14"><text:span text:style-name="T8">Goopy hellfire blobs</text:span> crash onto the beach</text:p>
            </text:list-item>
          </text:list>
        </text:list-item>
      </text:list>
      <text:h text:style-name="P7" text:outline-level="3"><text:span text:style-name="T7">Activate the star-sling</text:span><text:span text:style-name="T6"> before the Anticept arrives</text:span></text:h>
      <text:p text:style-name="P2"><text:span text:style-name="T9">T</text:span><text:span text:style-name="T1">he Anticept is aware of your position and approaches. The gallery is made to activate a starsling to anywhere in the timescape, if properly configured, but the crew of the ship bears down to stop you.</text:span></text:p>
      <text:list xml:id="list2593789727" text:style-name="L3">
        <text:list-item>
          <text:p text:style-name="P15">1 Victory Point for <text:span text:style-name="T10">activating the starsling</text:span><text:span text:style-name="T9"> before the Anticept arrives on the 5th round.</text:span></text:p>
          <text:list>
            <text:list-item>
              <text:p text:style-name="P16"><text:span text:style-name="T13">At least </text:span><text:span text:style-name="T1">(# of party - </text:span><text:span text:style-name="T13">1</text:span><text:span text:style-name="T1">) cores are placed in line on the power dial </text:span><text:span text:style-name="T14">connecting the center to the edge</text:span><text:span text:style-name="T1">. The location </text:span><text:span text:style-name="T13">the </text:span><text:span text:style-name="T1">starsling send</text:span><text:span text:style-name="T13">s</text:span><text:span text:style-name="T1"> the heroes is determined by </text:span><text:span text:style-name="T14">which square on the edge of the power dial has the core.</text:span></text:p>
            </text:list-item>
            <text:list-item>
              <text:p text:style-name="P17"><text:span text:style-name="T14">M</text:span><text:span text:style-name="T1">ust be adjacent or on the square you intend to place a core on the power dial.</text:span></text:p>
            </text:list-item>
          </text:list>
        </text:list-item>
        <text:list-item>
          <text:p text:style-name="P18"><text:span text:style-name="T1">1 Victory Point for defeating </text:span><text:span text:style-name="T11">both of the Navigat</text:span><text:span text:style-name="T12">ion Mindcores</text:span><text:span text:style-name="T11">.</text:span></text:p>
        </text:list-item>
        <text:list-item>
          <text:p text:style-name="P19">When a core is placed on the edge of the dial, the starsling previews the location and elements of the location affect the room. </text:p>
          <text:list>
            <text:list-item>
              <text:p text:style-name="P19">Vanigar mountains: blizzard enters the room. Icy patches on the floor extend force movement and nullify stability.</text:p>
            </text:list-item>
            <text:list-item>
              <text:p text:style-name="P19">Fallen fortress in a caldera in the Ruby Desert: electronics overheat, creating dynamic terrain objects.</text:p>
            </text:list-item>
            <text:list-item>
              <text:p text:style-name="P20">Like 6 more (8 directions total).</text:p>
            </text:list-item>
          </text:list>
        </text:list-item>
      </text:list>
      <text:p text:style-name="P3"/>
      <text:h text:style-name="P6" text:outline-level="3">Verb the Thing to stop Big Bad Bob</text:h>
      <text:p text:style-name="P22">Big Bad Bob wants to kill everyone ever and he needs the three pillars of creation to do it. Destroy the pillars, save the world.</text:p>
      <text:h text:style-name="P8" text:outline-level="3">Stop the Dwarves from Awakening the Crucible Dragon</text:h>
      <text:p text:style-name="P21">Dwarves using magma-powered pipe organs to play a song of awakening for a crucible dragon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officeooo:rsid="00188b24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188b24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2-24T15:25:12.068000000</dc:date>
    <meta:editing-duration>PT10H13M30S</meta:editing-duration>
    <meta:editing-cycles>30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24" meta:word-count="424" meta:character-count="2307" meta:non-whitespace-character-count="1920"/>
  </office:meta>
</office:document-meta>
</file>